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74775d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754c4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754c42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74775d" officeooo:paragraph-rsid="0074775d" style:font-size-asian="10.5pt" style:font-weight-asian="normal" style:font-size-complex="12pt" style:font-weight-complex="normal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087d4"/>
    </style:style>
    <style:style style:name="T4" style:family="text">
      <style:text-properties officeooo:rsid="0072200e"/>
    </style:style>
    <style:style style:name="T5" style:family="text">
      <style:text-properties officeooo:rsid="00728eef"/>
    </style:style>
    <style:style style:name="T6" style:family="text">
      <style:text-properties officeooo:rsid="0074775d"/>
    </style:style>
    <style:style style:name="T7" style:family="text">
      <style:text-properties officeooo:rsid="00754c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7"/>
      <text:p text:style-name="P7"/>
      <text:p text:style-name="P7">Di<text:span text:style-name="T5">marts</text:span><text:tab/>2<text:span text:style-name="T5">4</text:span>/09/2<text:span text:style-name="T3">4</text:span></text:p>
      <text:p text:style-name="P6">Comentat </text:p>
      <text:p text:style-name="P6">- Document <text:a xlink:type="simple" xlink:href="https://paulinoposada.github.io/web_fred/web_fred_2425/documents/presentacio_modul.pdf">presentació</text:a></text:p>
      <text:p text:style-name="P2">- <text:a xlink:type="simple" xlink:href="https://paulinoposada.github.io/web_fred/web_fred_2425/index_fred_2425.html"><text:span text:style-name="T2">Lloc web</text:span></text:a></text:p>
      <text:p text:style-name="P2">- <text:span text:style-name="T4">Treball autònom tasca 1</text:span></text:p>
      <text:p text:style-name="P3">- <text:span text:style-name="T2">Començat amb apunts, </text:span><text:a xlink:type="simple" xlink:href="https://paulinoposada.github.io/web_fred/web_fred_2425/apunts/unitat_1/fred_apunts_ud_1_1_gs.pdf"><text:span text:style-name="T2">unitat 1.1</text:span></text:a><text:span text:style-name="T2">, arribat fins 1.2.1 La direcció del calor</text:span></text:p>
      <text:p text:style-name="P3"/>
      <text:p text:style-name="P3"/>
      <text:p text:style-name="P8">Di<text:span text:style-name="T5">mecres</text:span><text:tab/>2<text:span text:style-name="T6">5</text:span>/09/2<text:span text:style-name="T3">4</text:span></text:p>
      <text:p text:style-name="P12"><text:s/></text:p>
      <text:p text:style-name="P4">- <text:span text:style-name="T2">Continuat amb apunts, apartat 1.1</text:span></text:p>
      <text:p text:style-name="P13">- Presentat funcionament datalogger (mesurament temperatures gel, aigua bullint i ambient)</text:p>
      <text:p text:style-name="P9"/>
      <text:p text:style-name="P9"/>
      <text:p text:style-name="P8">Di<text:span text:style-name="T7">jous<text:tab/></text:span><text:tab/>2<text:span text:style-name="T7">6</text:span>/09/2<text:span text:style-name="T3">4</text:span></text:p>
      <text:p text:style-name="P12"><text:s/></text:p>
      <text:p text:style-name="P5">- <text:span text:style-name="T2">Continuat amb apunts, apartat 1.1</text:span></text:p>
      <text:p text:style-name="P11">- Baixat a taller comentat components simulador</text:p>
      <text:p text:style-name="P11"/>
      <text:p text:style-name="P11"/>
      <text:p text:style-name="P8">Di<text:span text:style-name="T7">vendres<text:tab/></text:span>2<text:span text:style-name="T7">7</text:span>/09/2<text:span text:style-name="T3">4</text:span></text:p>
      <text:p text:style-name="P12"><text:s/></text:p>
      <text:p text:style-name="P10">- <text:span text:style-name="T2">Continuat amb apunts, apartat 1.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9-24T23:25:14.293798769</dc:date>
    <meta:editing-duration>PT1H17M33S</meta:editing-duration>
    <meta:editing-cycles>110</meta:editing-cycles>
    <meta:document-statistic meta:table-count="0" meta:image-count="0" meta:object-count="0" meta:page-count="1" meta:paragraph-count="18" meta:word-count="72" meta:character-count="466" meta:non-whitespace-character-count="404"/>
  </office:meta>
</office:document-meta>
</file>